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WWNum1001"/>
    <style:style style:name="P2" style:family="paragraph" style:parent-style-name="Standard" style:list-style-name="WWNum1003"/>
    <style:style style:name="P3" style:family="paragraph" style:parent-style-name="Compact" style:list-style-name="WWNum1002"/>
    <style:style style:name="P4" style:family="paragraph" style:parent-style-name="Compact" style:list-style-name="WWNum1004"/>
    <style:style style:name="P5" style:family="paragraph" style:parent-style-name="Compact" style:list-style-name="WWNum1005"/>
    <style:style style:name="P6" style:family="paragraph" style:parent-style-name="Compact" style:list-style-name="WWNum1006"/>
    <style:style style:name="P7" style:family="paragraph" style:parent-style-name="Compact" style:list-style-name="WWNum1007"/>
    <style:style style:name="P8" style:family="paragraph" style:parent-style-name="Title" style:master-page-name="Standard">
      <style:paragraph-properties style:page-number="auto"/>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position="0% 100%"/>
    </style:style>
    <style:style style:name="fr1" style:family="graphic" style:parent-style-name="Graphics">
      <style:graphic-properties fo:margin-left="0.1256in" fo:margin-right="0.1256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mplementation of the FCTC</text:p>
      <text:p text:style-name="Author">many</text:p>
      <text:p text:style-name="Date">July 7, 2016</text:p>
      <text:h text:style-name="Heading_20_1" text:outline-level="1"><text:bookmark text:name="introduction"/>Introduction</text:h>
      <text:h text:style-name="Heading_20_1" text:outline-level="1"><text:bookmark text:name="complex-policy-making-process"/>Complex Policy Making Process</text:h>
      <text:p text:style-name="First_20_Paragraph">The policy making process can be viewed as a <text:s/>(Putnam, 1988). Countries, and more specific, governments try to concel internal and external preferences and influences in a context in which domestic and international decisions are made jointly. Furthermore, more than simultaneity, domestic and international affairs affect each other, making it necesary to consider both when analyzing a particular policy issue.</text:p>
      <text:p text:style-name="Text_20_body">To increase the complexity of the problem, the way in which the dynamics are unfold depend, as one would expect, on politics and henceforth political motivations of the incumbent parties.</text:p>
      <text:p text:style-name="Text_20_body">Politicias have roughly two sources of motivation: Office and Policy <text:reference-mark-start text:name="ADDIN CSL_CITATION {&quot;mendeley&quot;: {&quot;plainTextFormattedCitation&quot;: &quot;(Downs, 1957)&quot;, &quot;formattedCitation&quot;: &quot;(Downs, 1957)&quot;}, &quot;schema&quot;: &quot;https://github.com/citation-style-language/schema/raw/master/csl-citation.json&quot;, &quot;citationItems&quot;: [{&quot;uris&quot;: [&quot;http://www.mendeley.com/documents/?uuid=34408a8e-1a23-46de-84b8-09ef3be6d71e&quot;], &quot;itemData&quot;: {&quot;issued&quot;: {&quot;date-parts&quot;: [[&quot;1957&quot;]]}, &quot;publisher-place&quot;: &quot;Boston&quot;, &quot;title&quot;: &quot;An Economic Theory of Democracy&quot;, &quot;author&quot;: [{&quot;given&quot;: &quot;Anthony&quot;, &quot;parse-names&quot;: false, &quot;suffix&quot;: &quot;&quot;, &quot;dropping-particle&quot;: &quot;&quot;, &quot;family&quot;: &quot;Downs&quot;, &quot;non-dropping-particle&quot;: &quot;&quot;}], &quot;type&quot;: &quot;book&quot;, &quot;id&quot;: &quot;ITEM-1&quot;}, &quot;id&quot;: &quot;ITEM-1&quot;}], &quot;properties&quot;: {&quot;noteIndex&quot;: 0}} RNDoH6Tlnthwv"/><text:span text:style-name="T3">(Downs, 1957)</text:span><text:reference-mark-end text:name="ADDIN CSL_CITATION {&quot;mendeley&quot;: {&quot;plainTextFormattedCitation&quot;: &quot;(Downs, 1957)&quot;, &quot;formattedCitation&quot;: &quot;(Downs, 1957)&quot;}, &quot;schema&quot;: &quot;https://github.com/citation-style-language/schema/raw/master/csl-citation.json&quot;, &quot;citationItems&quot;: [{&quot;uris&quot;: [&quot;http://www.mendeley.com/documents/?uuid=34408a8e-1a23-46de-84b8-09ef3be6d71e&quot;], &quot;itemData&quot;: {&quot;issued&quot;: {&quot;date-parts&quot;: [[&quot;1957&quot;]]}, &quot;publisher-place&quot;: &quot;Boston&quot;, &quot;title&quot;: &quot;An Economic Theory of Democracy&quot;, &quot;author&quot;: [{&quot;given&quot;: &quot;Anthony&quot;, &quot;parse-names&quot;: false, &quot;suffix&quot;: &quot;&quot;, &quot;dropping-particle&quot;: &quot;&quot;, &quot;family&quot;: &quot;Downs&quot;, &quot;non-dropping-particle&quot;: &quot;&quot;}], &quot;type&quot;: &quot;book&quot;, &quot;id&quot;: &quot;ITEM-1&quot;}, &quot;id&quot;: &quot;ITEM-1&quot;}], &quot;properties&quot;: {&quot;noteIndex&quot;: 0}} RNDoH6Tlnthwv"/>⁠(Downs, 1957). Office motivated politicias follow the classical median voter theorem in which their political stand will coincide with that of the median voter. On the other hand policy motivated parties do have a particular position on the policy space that may or may not coincide with that of the median voter. The degree in which a party will be balanced between these two will depend on their expectations on the next election process, this is, the probability of re-election.</text:p>
      <text:p text:style-name="Text_20_body">As the incumbent party's probability of re-election increases, it will be benefited from a wider policy action space, allowing it to be policy motivated. On the other hand, with less a reduced decision making space, low approval levels may lead to more office motivated officials. This turns out on heterogeneous effects of domestic and international <text:soft-page-break/>issues over political decisions across countries. The following figure illustrates these dynamics:</text:p>
      <text:p text:style-name="Figure_20_with_20_Caption"><draw:frame draw:style-name="fr1" draw:name="Picture" text:anchor-type="as-char" svg:width="4.1665in" svg:height="2.778in" draw:z-index="0"><draw:image/><svg:desc>Figure 1: Complex Policy Making Process. The evaluation process of a particular policy decision depends, among other things, on three factors, domestic issues, international issues and the incumbent's motivation. Once a decision has been made over the two levels, these affect the factors.</svg:desc></draw:frame></text:p>
      <text:p text:style-name="Image_20_Caption">Figure 1: Complex Policy Making Process. The evaluation process of a particular policy decision depends, among other things, on three factors, domestic issues, international issues and the incumbent's motivation. Once a decision has been made over the two levels, these affect the factors.</text:p>
      <text:p text:style-name="Text_20_body">In what follows we present a list of some factors, both domestic and international, relevant for the Framework Convention on Tobacco Control (FCTC).</text:p>
      <text:h text:style-name="Heading_20_2" text:outline-level="2"><text:bookmark text:name="domestic-factors"/>Domestic factors</text:h>
      <text:list xml:id="list4951179774352113269" text:style-name="WWNum1001">
        <text:list-item>
          <text:p text:style-name="P1"><text:span text:style-name="T1">Country income</text:span> Ceteris paribus, higher income countries should have more flexibility for implememting the FCTC, so we should expect a positive relation between both.</text:p>
        </text:list-item>
        <text:list-item>
          <text:p text:style-name="P1"><text:span text:style-name="T1">Popularity level</text:span> Higher popularity gives more space for implementing new policies. We should expect that countries with high popularity levels and high levels of interaction with the international community should be more willing to implement the treaty. As asserted above, popularity may also be related to the incumbents' motivation, so overall we should expect to see a higher probability of implementation associated with it.</text:p>
        </text:list-item>
        <text:list-item>
          <text:p text:style-name="P1"><text:span text:style-name="T1">Shift in preferences</text:span> In Grieco, Gelpi, &amp; Warren (2009) it is shown that, under the context of Article VIII of the International Monetary Fund (IMF) Articles of Agreement, shifts in the partisan orientation--understood as national preferences--of a country due to change in office has implications on treaty compliance. They use the World <text:soft-page-break/>Bank's Database of Political Institutions (DPI) and mark the shifts in partisanship as 0 or 1, avoiding using ordinal categories proposed by the indicator, so it can be compared across countries.</text:p>
        </text:list-item>
        <text:list-item>
          <text:p text:style-name="P1"><text:span text:style-name="T1">Cultural Beliefs</text:span> As in Guiso, Sapeinza and Zingales (2006) review, they argue that cultural beliefs affect economic and political outcomes. As the authors did, we can use the World Values Survey to control for such issues. to account for cultural effects over the decision making process.</text:p>
        </text:list-item>
        <text:list-item>
          <text:p text:style-name="P1"><text:span text:style-name="T1">Indistry influence</text:span> Industry's level of presence in a country certainly affects the decision making process. Higher levels of investment may lead to higher levels of lobbying and, in some cases, higher numbers of national jobs depending on them. Closing factories has never been a popular policy, hence we expect to see negative effects from this variable. This can be measured using two sources: (1) Investemnt as proportion of the GDP and (2) Number of Jobs as a proportion of the working population.</text:p>
        </text:list-item>
        <text:list-item>
          <text:p text:style-name="P1"><text:span text:style-name="T1">Public health</text:span> As a proportion of deaths related to tobacco consumption, we should expect that higher levels of mortality lead to a higher probability of adoption/implementation of anti-tobacco policies. For this we use the Tobacco Atlas data from 2010 ().</text:p>
        </text:list-item>
        <text:list-item>
          <text:p text:style-name="P1"><text:span text:style-name="T1">Civil Society</text:span> Overall, if not funded by the industry, lobbying effords from the civil society can have an important effect too. In particular, we use data from the <text:span text:style-name="T2">Bloomberg Initiative To Reduce Tobacco Use</text:span> to control for this. We should expect higher levels of investments to be correlated with higher probability of implementing the policies.</text:p>
        </text:list-item>
      </text:list>
      <text:h text:style-name="Heading_20_2" text:outline-level="2"><text:bookmark text:name="international-factors-networks"/>International factors: networks</text:h>
      <text:p text:style-name="First_20_Paragraph">In general we observe three different classes of international networks: cooperation, trading and assistance networks. While all three may have an effect on the implementation level of the FCTC, some may be more directly related than others. Since FCTC has direct relation with trading treaties, we use the trading network as the main network in our model, a brief description of the three networks follows:</text:p>
      <text:list xml:id="list6854972658174827514" text:style-name="WWNum1002">
        <text:list-item>
          <text:p text:style-name="P3"><text:span text:style-name="T1">Trading</text:span> with direct implicantions over prices and economic regulation, the trading network used here is a direct weighted graph built from the data collected by MIT's Observatory of Economic Complexity.</text:p>
        </text:list-item>
      </text:list>
      <text:list xml:id="list3021802324570878367" text:style-name="WWNum1003">
        <text:list-item>
          <text:p text:style-name="P2"><text:soft-page-break/><text:span text:style-name="T1">Cooperation</text:span> Neighboring countries are likely to share issues on, for example, their borerds, more concretely, tobacco smuggling can be one of these issues (see Yurekli et al. (2000), Joossens and Raw (1998), Stoklosa and Ross (Tobacco Control 2013) and Joossens et al (2010) for data on tobacco smuggling).</text:p>
        </text:list-item>
        <text:list-item>
          <text:p text:style-name="P2"><text:span text:style-name="T1">International assistance</text:span> Simmons (2000) shows evidence towards compliance been higher among countries that are exposed to higher regional compliance, in particular, higher compliance from IMF leads to higher probability of compliance for any of its member.</text:p>
        </text:list-item>
      </text:list>
      <text:h text:style-name="Heading_20_1" text:outline-level="1"><text:bookmark text:name="methodology"/>Methodology</text:h>
      <text:p text:style-name="First_20_Paragraph">We assess contagion effects using ABC different country networks. Identifying contagion effects is not an easy thing to do ()</text:p>
      <text:p text:style-name="Text_20_body">We use a spatial autocorrelation (SAR) model especified as follows</text:p>
      <text:p text:style-name="Text_20_body">where <draw:frame draw:style-name="fr2" text:anchor-type="as-char" svg:width="0.2075in" svg:height="0.1839in" draw:z-index="1"><draw:object xlink:href="./Object 2" xlink:type="simple" xlink:show="embed" xlink:actuate="onLoad"/><draw:image xlink:href="./ObjectReplacements/Object 2" xlink:type="simple" xlink:show="embed" xlink:actuate="onLoad"/></draw:frame> are the domestic factors, and <draw:frame draw:style-name="fr2" text:anchor-type="as-char" svg:width="0.2882in" svg:height="0.2098in" draw:z-index="2"><draw:object xlink:href="./Object 4" xlink:type="simple" xlink:show="embed" xlink:actuate="onLoad"/><draw:image xlink:href="./ObjectReplacements/Object 4" xlink:type="simple" xlink:show="embed" xlink:actuate="onLoad"/></draw:frame>, <draw:frame draw:style-name="fr2" text:anchor-type="as-char" svg:width="0.289in" svg:height="0.2098in" draw:z-index="3"><draw:object xlink:href="./Object 6" xlink:type="simple" xlink:show="embed" xlink:actuate="onLoad"/><draw:image xlink:href="./ObjectReplacements/Object 6" xlink:type="simple" xlink:show="embed" xlink:actuate="onLoad"/></draw:frame> and <draw:frame draw:style-name="fr2" text:anchor-type="as-char" svg:width="0.2898in" svg:height="0.2098in" draw:z-index="4"><draw:object xlink:href="./Object 8" xlink:type="simple" xlink:show="embed" xlink:actuate="onLoad"/><draw:image xlink:href="./ObjectReplacements/Object 8" xlink:type="simple" xlink:show="embed" xlink:actuate="onLoad"/></draw:frame> are the networks described in the previous section.</text:p>
      <text:p text:style-name="Text_20_body"/>
      <text:p text:style-name="Text_20_body">Variables</text:p>
      <text:list xml:id="list1506543841196998739" text:style-name="WWNum1004">
        <text:list-item>
          <text:p text:style-name="P4">Internal factors. These can be either policy or office motivatedm in general we observe the following:</text:p>
        </text:list-item>
      </text:list>
      <text:list xml:id="list9177624259661911137" text:style-name="WWNum1005">
        <text:list-item>
          <text:list>
            <text:list-item>
              <text:p text:style-name="P5">Popularity level: (+) Higher popularity gives more space for implementing new policies.</text:p>
            </text:list-item>
            <text:list-item>
              <text:p text:style-name="P5">% of population on tobacco industries: (-) More population on that industry means less jobs, so is unpopular.</text:p>
            </text:list-item>
            <text:list-item>
              <text:p text:style-name="P5">Tobacco induestires investment on communities: (-)</text:p>
            </text:list-item>
            <text:list-item>
              <text:p text:style-name="P5">% of deaths related to tobacco consumption: (+) Public health problem.</text:p>
            </text:list-item>
            <text:list-item>
              <text:p text:style-name="P5">Country income: (+) More income means more resources to implement this policies.</text:p>
            </text:list-item>
            <text:list-item>
              <text:p text:style-name="P5">Shift in preferences (party in the office): (-) The new party may have different priorities.</text:p>
            </text:list-item>
            <text:list-item>
              <text:p text:style-name="P5">Investments on programs against tobacco: (+) More influence</text:p>
            </text:list-item>
            <text:list-item>
              <text:p text:style-name="P5"><text:soft-page-break/>Government spending on anti-tobacco: (+)</text:p>
            </text:list-item>
            <text:list-item>
              <text:p text:style-name="P5">Culture = Individualism, Western countries, etc.: (?)</text:p>
            </text:list-item>
          </text:list>
        </text:list-item>
      </text:list>
      <text:list xml:id="list114441462747504" text:continue-list="list1506543841196998739" text:style-name="WWNum1004">
        <text:list-item>
          <text:p text:style-name="P4">External factors:</text:p>
        </text:list-item>
      </text:list>
      <text:list xml:id="list7705892279793174833" text:style-name="WWNum1006">
        <text:list-item>
          <text:list>
            <text:list-item>
              <text:p text:style-name="P6">Bilateral or multilateral agreements on trading: (-) Protection of foreign industries because of agreements. e.g. not been able to raise tax levels.</text:p>
            </text:list-item>
            <text:list-item>
              <text:p text:style-name="P6">Cigarette smuggling network: (?) There can be contagion effects (see Yurekli et al. (2000), Joossens and Raw (1998), Stoklosa and Ross (Tobacco Control 2013) and Joossens et al (2010) for data on tobacco smuggling)</text:p>
            </text:list-item>
            <text:list-item>
              <text:p text:style-name="P6">Trade networks: (?) Rather than positive or negative, we expect to see contagion effects between countries. Reinforcement of behavior. Commencial treaties may reflect deeper interactions between countries.</text:p>
            </text:list-item>
            <text:list-item>
              <text:p text:style-name="P6">Well behave for help: It is not as easy as just following internal needs since eventually that may close more doors when asking for international cooperation such as loans.</text:p>
            </text:list-item>
          </text:list>
        </text:list-item>
      </text:list>
      <text:h text:style-name="Heading_20_1" text:outline-level="1"><text:bookmark text:name="other-papers-to-review"/>Other papers to review</text:h>
      <text:list xml:id="list8170737999664737963" text:style-name="WWNum1007">
        <text:list-item>
          <text:p text:style-name="P7">Aral, Muchnik and Sarara... (2009) using matching</text:p>
        </text:list-item>
        <text:list-item>
          <text:p text:style-name="P7">Bakshy, Rosenn, Marlow and Adamic (2012) compute averate treatment effec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style:default-style>
    <style:default-style style:family="paragraph">
      <style:paragraph-properties fo:margin-top="0in" fo:margin-bottom="0.139in" style:contextual-spacing="false"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Text_20_body" style:default-outline-level="" style:class="chapter">
      <style:paragraph-properties fo:margin-top="0.3335in" fo:margin-bottom="0.1665in"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2pt" fo:font-weight="bold"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2pt" fo:font-style="italic"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2pt"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style:contextual-spacing="false" fo:text-indent="0in" style:auto-text-indent="false"/>
      <style:text-properties style:font-name="Calibri" fo:font-family="Calibri" style:font-family-generic="roman" style:font-pitch="variable" fo:font-size="10pt"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style:font-name="Calibri" fo:font-family="Calibri" style:font-family-generic="roman" style:font-pitch="variable" fo:font-weight="normal"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style:paragraph-properties fo:background-color="#f8f8f8">
        <style:background-image/>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style:num-format="a">
        <style:list-level-properties text:list-level-position-and-space-mode="label-alignment">
          <style:list-level-label-alignment text:label-followed-by="listtab" fo:text-indent="-0.3335in" fo:margin-left="0.3335in"/>
        </style:list-level-properties>
      </text:list-level-style-number>
      <text:list-level-style-number text:level="2" style:num-format="a">
        <style:list-level-properties text:list-level-position-and-space-mode="label-alignment">
          <style:list-level-label-alignment text:label-followed-by="listtab" fo:text-indent="-0.3335in" fo:margin-left="0.8335in"/>
        </style:list-level-properties>
      </text:list-level-style-number>
      <text:list-level-style-number text:level="3" style:num-format="a">
        <style:list-level-properties text:list-level-position-and-space-mode="label-alignment">
          <style:list-level-label-alignment text:label-followed-by="listtab" fo:text-indent="-0.3335in" fo:margin-left="1.3335in"/>
        </style:list-level-properties>
      </text:list-level-style-number>
      <text:list-level-style-number text:level="4" style:num-format="a">
        <style:list-level-properties text:list-level-position-and-space-mode="label-alignment">
          <style:list-level-label-alignment text:label-followed-by="listtab" fo:text-indent="-0.3335in" fo:margin-left="1.8335in"/>
        </style:list-level-properties>
      </text:list-level-style-number>
      <text:list-level-style-number text:level="5" style:num-format="a">
        <style:list-level-properties text:list-level-position-and-space-mode="label-alignment">
          <style:list-level-label-alignment text:label-followed-by="listtab" fo:text-indent="-0.3335in" fo:margin-left="2.3335in"/>
        </style:list-level-properties>
      </text:list-level-style-number>
      <text:list-level-style-number text:level="6" style:num-format="a">
        <style:list-level-properties text:list-level-position-and-space-mode="label-alignment">
          <style:list-level-label-alignment text:label-followed-by="listtab" fo:text-indent="-0.3335in" fo:margin-left="2.8335in"/>
        </style:list-level-properties>
      </text:list-level-style-number>
      <text:list-level-style-number text:level="7" style:num-format="a">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format="a" text:start-value="10">
        <style:list-level-properties text:list-level-position-and-space-mode="label-alignment">
          <style:list-level-label-alignment text:label-followed-by="listtab" fo:text-indent="-0.3335in" fo:margin-left="0.3335in"/>
        </style:list-level-properties>
      </text:list-level-style-number>
      <text:list-level-style-number text:level="2" style:num-format="a" text:start-value="10">
        <style:list-level-properties text:list-level-position-and-space-mode="label-alignment">
          <style:list-level-label-alignment text:label-followed-by="listtab" fo:text-indent="-0.3335in" fo:margin-left="0.8335in"/>
        </style:list-level-properties>
      </text:list-level-style-number>
      <text:list-level-style-number text:level="3" style:num-format="a" text:start-value="10">
        <style:list-level-properties text:list-level-position-and-space-mode="label-alignment">
          <style:list-level-label-alignment text:label-followed-by="listtab" fo:text-indent="-0.3335in" fo:margin-left="1.3335in"/>
        </style:list-level-properties>
      </text:list-level-style-number>
      <text:list-level-style-number text:level="4" style:num-format="a" text:start-value="10">
        <style:list-level-properties text:list-level-position-and-space-mode="label-alignment">
          <style:list-level-label-alignment text:label-followed-by="listtab" fo:text-indent="-0.3335in" fo:margin-left="1.8335in"/>
        </style:list-level-properties>
      </text:list-level-style-number>
      <text:list-level-style-number text:level="5" style:num-format="a" text:start-value="10">
        <style:list-level-properties text:list-level-position-and-space-mode="label-alignment">
          <style:list-level-label-alignment text:label-followed-by="listtab" fo:text-indent="-0.3335in" fo:margin-left="2.3335in"/>
        </style:list-level-properties>
      </text:list-level-style-number>
      <text:list-level-style-number text:level="6" style:num-format="a" text:start-value="10">
        <style:list-level-properties text:list-level-position-and-space-mode="label-alignment">
          <style:list-level-label-alignment text:label-followed-by="listtab" fo:text-indent="-0.3335in" fo:margin-left="2.8335in"/>
        </style:list-level-properties>
      </text:list-level-style-number>
      <text:list-level-style-number text:level="7" style:num-format="a" text:start-value="10">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lementation of the FCTC</dc:title>
    <meta:initial-creator>many</meta:initial-creator>
    <meta:creation-date>2016-11-21T19:40:41</meta:creation-date>
    <dc:date>2016-11-21T11:44:39.218423478</dc:date>
    <meta:generator>LibreOffice/4.2.8.2$Linux_X86_64 LibreOffice_project/420m0$Build-2</meta:generator>
    <meta:editing-duration>PT6S</meta:editing-duration>
    <dc:creator>George Gerald Vega Yon</dc:creator>
    <meta:document-statistic meta:table-count="0" meta:image-count="1" meta:object-count="4" meta:page-count="5" meta:paragraph-count="48" meta:word-count="1227" meta:character-count="7843" meta:non-whitespace-character-count="668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ec40eb84-5259-32a8-a034-8b5dc83652e1</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i>X</mi>
    <annotation encoding="StarMath 5.0">X</annotation>
  </semantics>
</math>
</file>

<file path=Object 4/content.xml><?xml version="1.0" encoding="utf-8"?>
<math xmlns="http://www.w3.org/1998/Math/MathML" display="block">
  <semantics>
    <msub>
      <mi>W</mi>
      <mn>1</mn>
    </msub>
    <annotation encoding="StarMath 5.0">{W} rsub {1}</annotation>
  </semantics>
</math>
</file>

<file path=Object 6/content.xml><?xml version="1.0" encoding="utf-8"?>
<math xmlns="http://www.w3.org/1998/Math/MathML" display="block">
  <semantics>
    <msub>
      <mi>W</mi>
      <mn>2</mn>
    </msub>
    <annotation encoding="StarMath 5.0">{W} rsub {2}</annotation>
  </semantics>
</math>
</file>

<file path=Object 8/content.xml><?xml version="1.0" encoding="utf-8"?>
<math xmlns="http://www.w3.org/1998/Math/MathML" display="block">
  <semantics>
    <msub>
      <mi>W</mi>
      <mn>3</mn>
    </msub>
    <annotation encoding="StarMath 5.0">{W} rsub {3}</annotation>
  </semantics>
</math>
</file>